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 <text:s text:c="16"/><text:span text:style-name="T3">PACMAN </text:span><text:line-break/><text:span text:style-name="T1">About</text:span> - Pacman is an arcade game developed by Namco and licensed for distribution in the United States by midway,which was first released in Japan on May 22, 1980.It is considered as one of the evergreen and classic games. Our project is a slight modification to the classic game pacman. We have tried to modify the game a little preserving its essence.<text:line-break/><text:span text:style-name="T1"><text:line-break/>Objectives of game</text:span>-The player tries to eat as many pellets as possible avoiding the ghost....<text:line-break/><text:line-break/><text:span text:style-name="T2">Rules and Controls</text:span>-<text:line-break/>1-Use w,a,s,d to move the pac upward,left,downward,right respectively.<text:line-break/>2-If an encounter is made with the ghost,the game is over.<text:line-break/></text:p>
      <text:p text:style-name="Standard"><text:span text:style-name="T1">Modifications</text:span>-</text:p>
      <text:p text:style-name="Standard">1-unlike the classical pacman where the ghosts start from center, in this game, the ghost starts from vertices of the square. </text:p>
      <text:p text:style-name="Standard">2-there are no powers to make the game difficult.</text:p>
      <text:p text:style-name="Standard">3- Unlike classical game,here we can feed in the next direction. This means when the pac is moving forward and if u want to move upward at the next allowed path to move up,we can press the 'w' button now itself and when it encounters the upward path,it moves up.</text:p>
      <text:p text:style-name="Standard"/>
      <text:p text:style-name="P1"><text:span text:style-name="T4">CAUTION-THE GAME IS NOT WORKING IF NUMLOCK IS ON.SO PLZ TURN OFF <text:s/>THE NUMLOCK.</text:span></text:p>
      <text:p text:style-name="P1"><text:span text:style-name="T4"/></text:p>
      <text:p text:style-name="Standard"><text:span text:style-name="T4">Overview of algorithm</text:span>-</text:p>
      <text:p text:style-name="Standard"><text:span text:style-name="T5">Movement of pac and ghosts</text:span>-Entire maze is built out of 27*30 squares of side length 20 pixels each. Initially every square is filled with white. A bool array a[30][27] is created. This [30][27] bool array refers to 27*30 squares. Initially every element in this bool is given value true. Now some of the squares are filled with blue color and corresponding bool element is given value false. The basic idea is that our character and ghost moves only in squares corresponding to bool true. In this way, we can ensure that the ghost and pac moves only in the path.</text:p>
      <text:p text:style-name="Standard"/>
      <text:p text:style-name="Standard"><text:span text:style-name="T1">Pac eating pellets and increasing score</text:span>-An int array is created which corresponds to pellets on the screen. Initially every value in the int array value is 0. When the pac touches the pellet the pellet is made invisible and corresponding element of int array is given value 1 and score is increased. When the pac moves through the same path again,this time the corresponding element in int array has value 1 and therefore score is not increased. In this way,pac eats the pellets and score is increased.</text:p>
      <text:p text:style-name="Standard"/>
      <text:p text:style-name="Standard"><text:span text:style-name="T1">Ghost following the pac</text:span>- Iniitially, all the ghosts move randomly. But when the distance between ghost and pac is less than particular distance,ghost starts following the pac and tries to get closer to the pac. Here the distance is taken as sum of absolute values of difference between x coordinates of centers and difference between y coordinates of centers. And if ghost follows the pac continuously, its very difficult for the pac to win. So care is taken so that ghost follows the pac only for some distance and then the motion is randomised. For random motion,initially an int variable is created with value zero. When the ghost moves a distance of 5,int value is increased by 1. So at any given point of time int has a particular value. Now this value is divided by 5 and and according to remainder obtained preference is set for the direction of motion of ghost. In this way, the path is randomised.</text:p>
      <text:p text:style-name="Standard"/>
      <text:p text:style-name="Standard"><text:soft-page-break/><text:tab/>When the coordinate of ghost and pac becomes same or pac eats all the pellets, the game gets over.</text:p>
      <text:p text:style-name="P1"><text:span text:style-name="T4"/></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ndala Sashank</meta:initial-creator>
    <meta:creation-date>2012-11-10T15:34:51</meta:creation-date>
    <dc:date>2012-11-10T23:29:56</dc:date>
    <dc:creator>Routhu Sundeep</dc:creator>
    <meta:editing-duration>PT02H25M10S</meta:editing-duration>
    <meta:editing-cycles>11</meta:editing-cycles>
    <meta:generator>OpenOffice.org/3.2$Linux OpenOffice.org_project/320m12$Build-9483</meta:generator>
    <meta:document-statistic meta:table-count="0" meta:image-count="0" meta:object-count="0" meta:page-count="2" meta:paragraph-count="11" meta:word-count="564" meta:character-count="3248"/>
  </office:meta>
</office:document-meta>
</file>